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1.1161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1.1047in"/>
    </style:style>
    <style:style style:name="co7" style:family="table-column">
      <style:table-column-properties fo:break-before="auto" style:column-width="7.12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SYS_CMD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Sheet-Command" form:control-implementation="ooo:com.sun.star.form.component.CommandButton" xml:id="control1" form:id="control1" form:label="Sheet-Command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acro1.js?language=JavaScript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Invoke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TODO</text:p>
          </table:table-cell>
          <table:table-cell office:value-type="string">
            <text:p>dropDownList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Command</text:p>
          </table:table-cell>
          <table:table-cell office:value-type="string">
            <text:p>Arg0</text:p>
          </table:table-cell>
          <table:table-cell office:value-type="string">
            <text:p>Arg1</text:p>
          </table:table-cell>
          <table:table-cell office:value-type="string">
            <text:p>Arg2</text:p>
          </table:table-cell>
          <table:table-cell/>
          <table:table-cell office:value-type="string">
            <text:p>Description</text:p>
          </table:table-cell>
          <table:table-cell>
            <draw:control table:end-cell-address="SYS_CMDS.K5" table:end-x="0.5484in" table:end-y="0.0094in" draw:z-index="0" draw:text-style-name="P1" svg:width="2.8862in" svg:height="0.4598in" svg:x="0.3295in" svg:y="0.0831in" draw:control="control1"/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ETEASE_WASHED_2_DB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S_SQL_QUERY</text:p>
          </table:table-cell>
          <table:table-cell office:value-type="string">
            <text:p>sql_alias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YS_SQL_QUERY</text:p>
          </table:table-cell>
          <table:table-cell office:value-type="string">
            <text:p>sql_zcfzb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S_SQL_QUERY</text:p>
          </table:table-cell>
          <table:table-cell office:value-type="string">
            <text:p>sql_lrb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YS_SQL_QUERY</text:p>
          </table:table-cell>
          <table:table-cell office:value-type="string">
            <text:p>sql_xjllb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YS_SQL_QUERY</text:p>
          </table:table-cell>
          <table:table-cell office:value-type="string">
            <text:p>sql_zcfzb_2016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ESET_SHEET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YS_INDEX_TAB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负债率表</text:p>
          </table:table-cell>
          <table:table-cell/>
        </table:table-row>
      </table:table>
      <table:table table:name="SYS_INDEX_TABL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ABLE</text:p>
          </table:table-cell>
          <table:table-cell office:value-type="string">
            <text:p>INDEX1</text:p>
          </table:table-cell>
          <table:table-cell office:value-type="string">
            <text:p>INDEX2</text:p>
          </table:table-cell>
          <table:table-cell office:value-type="string">
            <text:p>INDEX3</text:p>
          </table:table-cell>
          <table:table-cell office:value-type="string">
            <text:p>INDEX4</text:p>
          </table:table-cell>
          <table:table-cell table:number-columns-repeated="2" office:value-type="string">
            <text:p>INDEX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率表</text:p>
          </table:table-cell>
          <table:table-cell office:value-type="string">
            <text:p>总资产</text:p>
          </table:table-cell>
          <table:table-cell office:value-type="string">
            <text:p>总负债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保障倍数表</text:p>
          </table:table-cell>
          <table:table-cell table:number-columns-repeated="6"/>
        </table:table-row>
      </table:table>
      <table:table table:name="SYS_INDEX_DEFIN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INDEX</text:p>
          </table:table-cell>
          <table:table-cell office:value-type="string">
            <text:p>ALIAS</text:p>
          </table:table-cell>
          <table:table-cell office:value-type="string">
            <text:p>FORMUL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总资产</text:p>
          </table:table-cell>
          <table:table-cell office:value-type="string">
            <text:p>资产总计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总负债</text:p>
          </table:table-cell>
          <table:table-cell office:value-type="string">
            <text:p>负债合计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负债率</text:p>
          </table:table-cell>
          <table:table-cell/>
          <table:table-cell office:value-type="string">
            <text:p>总负债/总资产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</table:table-row>
      </table:table>
      <table:table table:name="SYS_SQL_QUERY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SQL</text:p>
          </table:table-cell>
          <table:table-cell office:value-type="string">
            <text:p>TargetSheet</text:p>
          </table:table-cell>
        </table:table-row>
        <table:table-row table:style-name="ro3">
          <table:table-cell office:value-type="string">
            <text:p>sql_alias</text:p>
          </table:table-cell>
          <table:table-cell office:value-type="string">
            <text:p>Select * from alias_info</text:p>
          </table:table-cell>
          <table:table-cell office:value-type="string">
            <text:p>SQL001</text:p>
          </table:table-cell>
        </table:table-row>
        <table:table-row table:style-name="ro3">
          <table:table-cell office:value-type="string">
            <text:p>sql_zcfzb</text:p>
          </table:table-cell>
          <table:table-cell office:value-type="string">
            <text:p>Select * from corp_report_1 limit 100</text:p>
          </table:table-cell>
          <table:table-cell office:value-type="string">
            <text:p>SQL_ZCFZB</text:p>
          </table:table-cell>
        </table:table-row>
        <table:table-row table:style-name="ro3">
          <table:table-cell office:value-type="string">
            <text:p>sql_lrb</text:p>
          </table:table-cell>
          <table:table-cell office:value-type="string">
            <text:p>Select * from corp_report_2 limit 100</text:p>
          </table:table-cell>
          <table:table-cell office:value-type="string">
            <text:p>SQL_LRB</text:p>
          </table:table-cell>
        </table:table-row>
        <table:table-row table:style-name="ro3">
          <table:table-cell office:value-type="string">
            <text:p>sql_xjllb</text:p>
          </table:table-cell>
          <table:table-cell office:value-type="string">
            <text:p>Select * from corp_report_3 limit 100</text:p>
          </table:table-cell>
          <table:table-cell office:value-type="string">
            <text:p>SQL_XJLLB</text:p>
          </table:table-cell>
        </table:table-row>
        <table:table-row table:style-name="ro3">
          <table:table-cell office:value-type="string">
            <text:p>sql_zcfzb_2016</text:p>
          </table:table-cell>
          <table:table-cell office:value-type="string">
            <text:p>Select * from corp_report_1 where reportDate=PARSEDATETIME('2016/12/31','yyyy/MM/dd') Limit 100</text:p>
          </table:table-cell>
          <table:table-cell office:value-type="string">
            <text:p>SQL_ZCFZB_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6/10/2017</text:date>, <text:time>09:2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6-10T09:27:10.22</dc:date>
    <meta:editing-duration>PT5H30M8S</meta:editing-duration>
    <meta:editing-cycles>90</meta:editing-cycles>
    <meta:generator>OpenOffice/4.1.3$Win32 OpenOffice.org_project/413m1$Build-9783</meta:generator>
    <meta:document-statistic meta:table-count="4" meta:cell-count="81" meta:object-count="1"/>
  </office:meta>
</office:document-meta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